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color="#FF3333" fo:font-size="15pt" style:font-size-asian="15pt" style:font-size-complex="15pt" style:text-underline-type="single" style:text-underline-style="solid" style:text-underline-width="auto" style:text-underline-mode="continuous" fo:language="it" fo:country="IT"/>
    </style:style>
    <style:style style:name="P2" style:parent-style-name="Standard" style:family="paragraph">
      <style:text-properties fo:language="it" fo:country="IT"/>
    </style:style>
    <style:style style:name="P3" style:parent-style-name="Standard" style:family="paragraph">
      <style:text-properties fo:language="it" fo:country="IT"/>
    </style:style>
    <style:style style:name="P4" style:parent-style-name="Standard" style:family="paragraph">
      <style:text-properties fo:language="it" fo:country="IT"/>
    </style:style>
    <style:style style:name="P5" style:parent-style-name="Standard" style:family="paragraph">
      <style:text-properties fo:language="it" fo:country="IT"/>
    </style:style>
    <style:style style:name="P6" style:parent-style-name="Standard" style:family="paragraph">
      <style:text-properties fo:language="it" fo:country="IT"/>
    </style:style>
    <style:style style:name="P7" style:parent-style-name="Standard" style:family="paragraph">
      <style:text-properties fo:language="it" fo:country="IT"/>
    </style:style>
    <style:style style:name="P8" style:parent-style-name="Standard" style:family="paragraph">
      <style:text-properties fo:language="it" fo:country="IT"/>
    </style:style>
    <style:style style:name="P9" style:parent-style-name="Standard" style:family="paragraph">
      <style:text-properties fo:language="it" fo:country="IT"/>
    </style:style>
    <style:style style:name="P10" style:parent-style-name="Standard" style:family="paragraph">
      <style:text-properties fo:font-weight="bold" style:font-weight-asian="bold" style:font-weight-complex="bold" fo:color="#FF3333" fo:font-size="15pt" style:font-size-asian="15pt" style:font-size-complex="15pt" style:text-underline-type="single" style:text-underline-style="solid" style:text-underline-width="auto" style:text-underline-mode="continuous" fo:language="it" fo:country="IT"/>
    </style:style>
    <style:style style:name="P11" style:parent-style-name="Standard" style:family="paragraph">
      <style:text-properties fo:language="it" fo:country="IT"/>
    </style:style>
    <style:style style:name="T12" style:parent-style-name="DefaultParagraphFont" style:family="text">
      <style:text-properties fo:language="it" fo:country="IT"/>
    </style:style>
    <style:style style:name="P13" style:parent-style-name="Standard" style:family="paragraph">
      <style:text-properties fo:language="it" fo:country="IT"/>
    </style:style>
    <style:style style:name="T14" style:parent-style-name="DefaultParagraphFont" style:family="text">
      <style:text-properties fo:language="it" fo:country="IT"/>
    </style:style>
    <style:style style:name="T15" style:parent-style-name="DefaultParagraphFont" style:family="text">
      <style:text-properties fo:language="it" fo:country="IT"/>
    </style:style>
    <style:style style:name="P16" style:parent-style-name="Standard" style:family="paragraph">
      <style:text-properties fo:font-weight="bold" style:font-weight-asian="bold" style:font-weight-complex="bold" fo:color="#FF3333" fo:font-size="15pt" style:font-size-asian="15pt" style:font-size-complex="15pt" style:text-underline-type="single" style:text-underline-style="solid" style:text-underline-width="auto" style:text-underline-mode="continuous" fo:language="it" fo:country="IT"/>
    </style:style>
    <style:style style:name="P17" style:parent-style-name="Standard" style:family="paragraph">
      <style:text-properties fo:language="it" fo:country="IT"/>
    </style:style>
    <style:style style:name="P18" style:parent-style-name="Standard" style:family="paragraph">
      <style:text-properties fo:language="it" fo:country="IT"/>
    </style:style>
    <style:style style:name="P19" style:parent-style-name="Standard" style:family="paragraph">
      <style:text-properties fo:language="it" fo:country="IT"/>
    </style:style>
    <style:style style:name="P20" style:parent-style-name="Standard" style:family="paragraph">
      <style:text-properties fo:language="it" fo:country="IT"/>
    </style:style>
    <style:style style:name="P21" style:parent-style-name="Standard" style:family="paragraph">
      <style:text-properties fo:language="it" fo:country="IT"/>
    </style:style>
    <style:style style:name="P22" style:parent-style-name="Standard" style:family="paragraph">
      <style:text-properties fo:language="it" fo:country="IT"/>
    </style:style>
    <style:style style:name="P23" style:parent-style-name="Standard" style:family="paragraph">
      <style:text-properties fo:language="it" fo:country="IT"/>
    </style:style>
    <style:style style:name="P24" style:parent-style-name="Standard" style:family="paragraph">
      <style:text-properties fo:language="it" fo:country="IT"/>
    </style:style>
    <style:style style:name="P25" style:parent-style-name="Standard" style:family="paragraph">
      <style:text-properties fo:language="it" fo:country="IT"/>
    </style:style>
    <style:style style:name="T26" style:parent-style-name="DefaultParagraphFont" style:family="text">
      <style:text-properties fo:font-weight="bold" style:font-weight-asian="bold" style:font-weight-complex="bold" fo:color="#FF3333" fo:font-size="15pt" style:font-size-asian="15pt" style:font-size-complex="15pt" style:text-underline-type="single" style:text-underline-style="solid" style:text-underline-width="auto" style:text-underline-mode="continuous" fo:language="it" fo:country="IT"/>
    </style:style>
    <style:style style:name="T27" style:parent-style-name="DefaultParagraphFont" style:family="text">
      <style:text-properties fo:language="it" fo:country="IT"/>
    </style:style>
    <style:style style:name="P28" style:parent-style-name="Standard" style:family="paragraph">
      <style:text-properties fo:language="it" fo:country="IT"/>
    </style:style>
    <style:style style:name="P29" style:parent-style-name="Standard" style:family="paragraph">
      <style:text-properties fo:language="it" fo:country="IT"/>
    </style:style>
    <style:style style:name="P30" style:parent-style-name="Standard" style:family="paragraph">
      <style:text-properties fo:language="it" fo:country="IT"/>
    </style:style>
    <style:style style:name="P31" style:parent-style-name="Standard" style:family="paragraph">
      <style:text-properties fo:language="it" fo:country="IT"/>
    </style:style>
    <style:style style:name="P32" style:parent-style-name="Standard" style:family="paragraph">
      <style:text-properties fo:language="it" fo:country="IT"/>
    </style:style>
    <style:style style:name="P33" style:parent-style-name="Standard" style:family="paragraph">
      <style:text-properties fo:language="it" fo:country="IT"/>
    </style:style>
    <style:style style:name="P34" style:parent-style-name="Standard" style:family="paragraph">
      <style:text-properties fo:language="it" fo:country="IT"/>
    </style:style>
    <style:style style:name="P35" style:parent-style-name="Standard" style:family="paragraph">
      <style:text-properties fo:language="it" fo:country="IT"/>
    </style:style>
    <style:style style:name="P36" style:parent-style-name="Standard" style:family="paragraph">
      <style:text-properties fo:font-weight="bold" style:font-weight-asian="bold" style:font-weight-complex="bold" fo:color="#FF3333" fo:font-size="15pt" style:font-size-asian="15pt" style:font-size-complex="15pt" style:text-underline-type="single" style:text-underline-style="solid" style:text-underline-width="auto" style:text-underline-mode="continuous" fo:language="it" fo:country="IT"/>
    </style:style>
    <style:style style:name="P37" style:parent-style-name="Standard" style:family="paragraph">
      <style:text-properties fo:language="it" fo:country="IT"/>
    </style:style>
    <style:style style:name="P38" style:parent-style-name="Standard" style:family="paragraph">
      <style:text-properties fo:language="it" fo:country="IT"/>
    </style:style>
    <style:style style:name="P39" style:parent-style-name="Standard" style:family="paragraph">
      <style:text-properties fo:language="it" fo:country="IT"/>
    </style:style>
    <style:style style:name="P40" style:parent-style-name="Standard" style:family="paragraph">
      <style:text-properties fo:language="it" fo:country="IT"/>
    </style:style>
    <style:style style:name="P41" style:parent-style-name="Standard" style:family="paragraph">
      <style:text-properties fo:language="it" fo:country="IT"/>
    </style:style>
    <style:style style:name="P42" style:parent-style-name="Standard" style:family="paragraph">
      <style:text-properties fo:language="it" fo:country="IT"/>
    </style:style>
    <style:style style:name="P43" style:parent-style-name="Standard" style:family="paragraph">
      <style:text-properties fo:language="it" fo:country="IT"/>
    </style:style>
    <style:style style:name="P44" style:parent-style-name="Standard" style:family="paragraph">
      <style:text-properties fo:language="it" fo:country="IT"/>
    </style:style>
    <style:style style:name="P45" style:parent-style-name="Standard" style:family="paragraph">
      <style:text-properties fo:language="it" fo:country="IT"/>
    </style:style>
    <style:style style:name="P46" style:parent-style-name="Standard" style:family="paragraph">
      <style:text-properties fo:language="it" fo:country="IT"/>
    </style:style>
    <style:style style:name="P47" style:parent-style-name="Standard" style:family="paragraph">
      <style:text-properties fo:font-weight="bold" style:font-weight-asian="bold" style:font-weight-complex="bold" fo:color="#FF3333" fo:font-size="15pt" style:font-size-asian="15pt" style:font-size-complex="15pt" style:text-underline-type="single" style:text-underline-style="solid" style:text-underline-width="auto" style:text-underline-mode="continuous" fo:language="it" fo:country="IT"/>
    </style:style>
    <style:style style:name="P48" style:parent-style-name="Standard" style:family="paragraph">
      <style:text-properties fo:language="it" fo:country="IT"/>
    </style:style>
    <style:style style:name="P49" style:parent-style-name="Standard" style:family="paragraph">
      <style:text-properties fo:language="it" fo:country="IT"/>
    </style:style>
    <style:style style:name="T50" style:parent-style-name="DefaultParagraphFont" style:family="text">
      <style:text-properties fo:language="it" fo:country="IT"/>
    </style:style>
    <style:style style:name="P51" style:parent-style-name="Standard" style:family="paragraph">
      <style:text-properties fo:language="it" fo:country="IT"/>
    </style:style>
    <style:style style:name="P52" style:parent-style-name="Standard" style:family="paragraph">
      <style:text-properties fo:language="it" fo:country="IT"/>
    </style:style>
    <style:style style:name="P53" style:parent-style-name="Standard" style:family="paragraph">
      <style:text-properties fo:language="it" fo:country="IT"/>
    </style:style>
    <style:style style:name="P54" style:parent-style-name="Standard" style:family="paragraph">
      <style:paragraph-properties fo:margin-left="1in" fo:text-indent="-1in">
        <style:tab-stops/>
      </style:paragraph-properties>
      <style:text-properties fo:language="it" fo:country="IT"/>
    </style:style>
    <style:style style:name="T55" style:parent-style-name="DefaultParagraphFont" style:family="text">
      <style:text-properties fo:language="it" fo:country="IT"/>
    </style:style>
    <style:style style:name="P56" style:parent-style-name="Standard" style:family="paragraph">
      <style:text-properties fo:language="it" fo:country="IT"/>
    </style:style>
    <style:style style:name="P57" style:parent-style-name="Standard" style:family="paragraph">
      <style:text-properties fo:language="it" fo:country="IT"/>
    </style:style>
    <style:style style:name="P58" style:parent-style-name="Standard" style:family="paragraph">
      <style:text-properties fo:language="it" fo:country="IT"/>
    </style:style>
    <style:style style:name="P59" style:parent-style-name="Standard" style:family="paragraph">
      <style:text-properties fo:language="it" fo:country="IT"/>
    </style:style>
    <style:style style:name="T60" style:parent-style-name="DefaultParagraphFont" style:family="text">
      <style:text-properties fo:font-weight="bold" style:font-weight-asian="bold" style:font-weight-complex="bold" fo:color="#FF3333" fo:font-size="15pt" style:font-size-asian="15pt" style:font-size-complex="15pt" style:text-underline-type="single" style:text-underline-style="solid" style:text-underline-width="auto" style:text-underline-mode="continuous"/>
    </style:style>
    <style:style style:name="P61" style:parent-style-name="Standard" style:family="paragraph">
      <style:text-properties fo:language="it" fo:country="IT"/>
    </style:style>
    <style:style style:name="P62" style:parent-style-name="Standard" style:family="paragraph">
      <style:text-properties fo:language="it" fo:country="IT"/>
    </style:style>
    <style:style style:name="P63" style:parent-style-name="Standard" style:family="paragraph">
      <style:text-properties fo:language="it" fo:country="IT"/>
    </style:style>
    <style:style style:name="T64" style:parent-style-name="DefaultParagraphFont" style:family="text">
      <style:text-properties fo:language="it" fo:country="IT"/>
    </style:style>
    <style:style style:name="T65" style:parent-style-name="DefaultParagraphFont" style:family="text">
      <style:text-properties fo:font-weight="bold" style:font-weight-asian="bold" style:font-weight-complex="bold" fo:color="#FF3333" fo:font-size="15pt" style:font-size-asian="15pt" style:font-size-complex="15pt" style:text-underline-type="single" style:text-underline-style="solid" style:text-underline-width="auto" style:text-underline-mode="continuous" fo:language="it" fo:country="IT"/>
    </style:style>
    <style:style style:name="P66" style:parent-style-name="Standard" style:family="paragraph">
      <style:text-properties fo:language="it" fo:country="IT"/>
    </style:style>
    <style:style style:name="P67" style:parent-style-name="Standard" style:family="paragraph">
      <style:text-properties fo:language="it" fo:country="IT"/>
    </style:style>
    <style:style style:name="P68" style:parent-style-name="Standard" style:family="paragraph">
      <style:text-properties fo:language="it" fo:country="IT"/>
    </style:style>
    <style:style style:name="P69" style:parent-style-name="Standard" style:family="paragraph">
      <style:text-properties fo:language="it" fo:country="IT"/>
    </style:style>
    <style:style style:name="P70" style:parent-style-name="Standard" style:family="paragraph">
      <style:text-properties fo:language="it" fo:country="IT"/>
    </style:style>
    <style:style style:name="P71" style:parent-style-name="Standard" style:family="paragraph">
      <style:text-properties fo:language="it" fo:country="IT"/>
    </style:style>
    <style:style style:name="P72" style:parent-style-name="Standard" style:family="paragraph">
      <style:text-properties fo:font-weight="bold" style:font-weight-asian="bold" style:font-weight-complex="bold" fo:color="#FF3333" fo:font-size="15pt" style:font-size-asian="15pt" style:font-size-complex="15pt" style:text-underline-type="single" style:text-underline-style="solid" style:text-underline-width="auto" style:text-underline-mode="continuous" fo:language="it" fo:country="IT"/>
    </style:style>
    <style:style style:name="P73" style:parent-style-name="Standard" style:family="paragraph">
      <style:text-properties fo:language="it" fo:country="IT"/>
    </style:style>
    <style:style style:name="P74" style:parent-style-name="Standard" style:family="paragraph">
      <style:text-properties fo:language="it" fo:country="IT"/>
    </style:style>
    <style:style style:name="P75" style:parent-style-name="Standard" style:family="paragraph">
      <style:text-properties fo:language="it" fo:country="IT"/>
    </style:style>
    <style:style style:name="P76" style:parent-style-name="Standard" style:family="paragraph">
      <style:text-properties fo:language="it" fo:country="IT"/>
    </style:style>
    <style:style style:name="P77" style:parent-style-name="Standard" style:family="paragraph">
      <style:text-properties fo:language="it" fo:country="IT"/>
    </style:style>
    <style:style style:name="P78" style:parent-style-name="Standard" style:family="paragraph">
      <style:text-properties fo:language="it" fo:country="IT"/>
    </style:style>
    <style:style style:name="P79" style:parent-style-name="Standard" style:family="paragraph">
      <style:text-properties fo:language="it" fo:country="IT"/>
    </style:style>
    <style:style style:name="P80" style:parent-style-name="Standard" style:family="paragraph">
      <style:text-properties fo:language="it" fo:country="IT"/>
    </style:style>
    <style:style style:name="P81" style:parent-style-name="Standard" style:family="paragraph">
      <style:text-properties fo:language="it" fo:country="IT"/>
    </style:style>
    <style:style style:name="T82" style:parent-style-name="DefaultParagraphFont" style:family="text">
      <style:text-properties fo:font-weight="bold" style:font-weight-asian="bold" style:font-weight-complex="bold" fo:color="#FF3333" fo:font-size="15pt" style:font-size-asian="15pt" style:font-size-complex="15pt" style:text-underline-type="single" style:text-underline-style="solid" style:text-underline-width="auto" style:text-underline-mode="continuous" fo:language="it" fo:country="IT"/>
    </style:style>
    <style:style style:name="T83" style:parent-style-name="DefaultParagraphFont" style:family="text">
      <style:text-properties fo:language="it" fo:country="IT"/>
    </style:style>
    <style:style style:name="P84" style:parent-style-name="Standard" style:family="paragraph">
      <style:text-properties fo:language="it" fo:country="IT"/>
    </style:style>
    <style:style style:name="P85" style:parent-style-name="Standard" style:family="paragraph">
      <style:text-properties fo:language="it" fo:country="IT"/>
    </style:style>
    <style:style style:name="P86" style:parent-style-name="Standard" style:family="paragraph">
      <style:text-properties fo:language="it" fo:country="IT"/>
    </style:style>
    <style:style style:name="P87" style:parent-style-name="Standard" style:family="paragraph">
      <style:text-properties fo:language="it" fo:country="IT"/>
    </style:style>
    <style:style style:name="P88" style:parent-style-name="Standard" style:family="paragraph">
      <style:text-properties fo:language="it" fo:country="IT"/>
    </style:style>
    <style:style style:name="P89" style:parent-style-name="Standard" style:family="paragraph">
      <style:text-properties fo:language="it" fo:country="IT"/>
    </style:style>
    <style:style style:name="P90" style:parent-style-name="Standard" style:family="paragraph">
      <style:text-properties fo:language="it" fo:country="IT"/>
    </style:style>
    <style:style style:name="T91" style:parent-style-name="DefaultParagraphFont" style:family="text">
      <style:text-properties fo:font-weight="bold" style:font-weight-asian="bold" style:font-weight-complex="bold" fo:color="#FF3333" fo:font-size="15pt" style:font-size-asian="15pt" style:font-size-complex="15pt" style:text-underline-type="single" style:text-underline-style="solid" style:text-underline-width="auto" style:text-underline-mode="continuous" fo:language="it" fo:country="IT"/>
    </style:style>
    <style:style style:name="T92" style:parent-style-name="DefaultParagraphFont" style:family="text">
      <style:text-properties fo:language="it" fo:country="IT"/>
    </style:style>
    <style:style style:name="P93" style:parent-style-name="Standard" style:family="paragraph">
      <style:text-properties fo:language="it" fo:country="IT"/>
    </style:style>
    <style:style style:name="P94" style:parent-style-name="Standard" style:family="paragraph">
      <style:text-properties fo:language="it" fo:country="IT"/>
    </style:style>
    <style:style style:name="P95" style:parent-style-name="Standard" style:family="paragraph">
      <style:text-properties fo:language="it" fo:country="IT"/>
    </style:style>
    <style:style style:name="T96" style:parent-style-name="DefaultParagraphFont" style:family="text">
      <style:text-properties fo:language="it" fo:country="IT"/>
    </style:style>
    <style:style style:name="P97" style:parent-style-name="Standard" style:family="paragraph">
      <style:text-properties fo:language="it" fo:country="IT"/>
    </style:style>
    <style:style style:name="P98" style:parent-style-name="Standard" style:family="paragraph">
      <style:text-properties fo:language="it" fo:country="IT"/>
    </style:style>
    <style:style style:name="P99" style:parent-style-name="Standard" style:family="paragraph">
      <style:text-properties fo:language="it" fo:country="IT"/>
    </style:style>
  </office:automatic-styles>
  <office:body>
    <office:text text:use-soft-page-breaks="true">
      <text:p text:style-name="P1">#Task 2</text:p>
      <text:p text:style-name="Standard"/>
      <text:p text:style-name="Standard">Create database ToysGroup;</text:p>
      <text:p text:style-name="Standard">USE ToysGroup;</text:p>
      <text:p text:style-name="Standard"/>
      <text:p text:style-name="P2">show databases;</text:p>
      <text:p text:style-name="P3"/>
      <text:p text:style-name="P4">#creo le varie tabelle di categoria/prodotti/regione/paese/vendite</text:p>
      <text:p text:style-name="Standard">create table Category (</text:p>
      <text:p text:style-name="Standard">CategoryID INT AUTO_INCREMENT PRIMARY KEY,</text:p>
      <text:p text:style-name="Standard">CategoryName VARCHAR (50) NOT NULL</text:p>
      <text:p text:style-name="Standard">);</text:p>
      <text:p text:style-name="Standard"><text:s text:c="8"/></text:p>
      <text:p text:style-name="Standard">create table Product (</text:p>
      <text:p text:style-name="Standard">ProductID INT AUTO_INCREMENT PRIMARY KEY,</text:p>
      <text:p text:style-name="Standard">ProductName VARCHAR (80) NOT NULL,</text:p>
      <text:p text:style-name="Standard">CategoryID INT NOT NULL,</text:p>
      <text:p text:style-name="Standard">FOREIGN KEY (CategoryID) REFERENCES Category (CategoryID)</text:p>
      <text:p text:style-name="Standard">);</text:p>
      <text:p text:style-name="Standard"/>
      <text:p text:style-name="Standard">create table Region (</text:p>
      <text:p text:style-name="Standard">RegionID INT AUTO_INCREMENT PRIMARY KEY,</text:p>
      <text:p text:style-name="Standard">RegionName VARCHAR (80) NOT NULL</text:p>
      <text:p text:style-name="Standard">);</text:p>
      <text:p text:style-name="Standard"/>
      <text:p text:style-name="Standard">create table Country (</text:p>
      <text:soft-page-break/>
      <text:p text:style-name="Standard">CountryID INT AUTO_INCREMENT PRIMARY KEY,</text:p>
      <text:p text:style-name="Standard">CountryName VARCHAR (80) NOT NULL,</text:p>
      <text:p text:style-name="Standard">RegionID INT NOT NULL,</text:p>
      <text:p text:style-name="Standard">FOREIGN KEY (RegionID) references Region (RegionID)</text:p>
      <text:p text:style-name="Standard">);</text:p>
      <text:p text:style-name="Standard"/>
      <text:p text:style-name="Standard">CREATE TABLE Sales (</text:p>
      <text:p text:style-name="Standard"><text:s text:c="2"/>SaleID INT AUTO_INCREMENT PRIMARY KEY,</text:p>
      <text:p text:style-name="Standard"><text:s text:c="2"/>ProductID INT NOT NULL,</text:p>
      <text:p text:style-name="Standard"><text:s text:c="2"/>CountryID INT NOT NULL,</text:p>
      <text:p text:style-name="Standard"><text:s text:c="2"/>SalesDate DATE NOT NULL,</text:p>
      <text:p text:style-name="Standard"><text:s text:c="2"/>Quantity INT NOT NULL,</text:p>
      <text:p text:style-name="Standard"><text:s text:c="2"/>UnitPrice DECIMAL(10, 2) NOT NULL,</text:p>
      <text:p text:style-name="Standard"><text:s text:c="2"/>FOREIGN KEY (ProductID) REFERENCES Product(ProductID),</text:p>
      <text:p text:style-name="Standard"><text:s text:c="2"/>FOREIGN KEY (CountryID) REFERENCES Country(CountryID)</text:p>
      <text:p text:style-name="P5">);</text:p>
      <text:p text:style-name="P6"/>
      <text:p text:style-name="P7">#verifichiamo se le tabelle sono state create.</text:p>
      <text:p text:style-name="P8">show tables;</text:p>
      <text:p text:style-name="P9"/>
      <text:p text:style-name="P10">#Task 3</text:p>
      <text:p text:style-name="P11">#ora popoliamo le tabelle</text:p>
      <text:p text:style-name="Standard">INSERT INTO Category (CategoryID, CategoryName)</text:p>
      <text:p text:style-name="Standard"><text:tab/>VALUES<text:tab/></text:p>
      <text:p text:style-name="Standard"><text:tab/><text:tab/>(1, 'Bikes'),</text:p>
      <text:p text:style-name="Standard"><text:tab/><text:tab/>(2, 'Clothing'),</text:p>
      <text:soft-page-break/>
      <text:p text:style-name="Standard"><text:tab/><text:tab/>(3, 'Games');</text:p>
      <text:p text:style-name="Standard"><text:s text:c="8"/></text:p>
      <text:p text:style-name="Standard">INSERT INTO Product (ProductID, ProductName, CategoryID)</text:p>
      <text:p text:style-name="Standard"><text:tab/>VALUES</text:p>
      <text:p text:style-name="Standard"><text:tab/><text:tab/>(101, 'Bikes-100', 1),</text:p>
      <text:p text:style-name="Standard"><text:tab/><text:tab/>(102, 'Bikes-200', 1),</text:p>
      <text:p text:style-name="Standard"><text:tab/><text:tab/><text:span text:style-name="T12">(201, 'Bike Glove M', 2),</text:span></text:p>
      <text:p text:style-name="P13"><text:tab/><text:tab/>(202, 'Bike Glove L', 2),</text:p>
      <text:p text:style-name="Standard"><text:span text:style-name="T14"><text:tab/></text:span><text:span text:style-name="T15"><text:tab/></text:span>(301, 'Puzzle 1000 pcs', 3);</text:p>
      <text:p text:style-name="Standard"/>
      <text:p text:style-name="Standard">INSERT INTO Region (RegionID, RegionName) VALUES</text:p>
      <text:p text:style-name="Standard">(1, 'WestEurope'),</text:p>
      <text:p text:style-name="Standard">(2, 'SouthEurope'),</text:p>
      <text:p text:style-name="Standard">(3, 'NorthAmerica');</text:p>
      <text:p text:style-name="Standard"/>
      <text:p text:style-name="Standard">INSERT INTO Country (CountryID, CountryName, RegionID) VALUES</text:p>
      <text:p text:style-name="Standard">(1, 'France', 1),</text:p>
      <text:p text:style-name="Standard">(2, 'Germany', 1),</text:p>
      <text:p text:style-name="Standard">(3, 'Italy', 2),</text:p>
      <text:p text:style-name="Standard">(4, 'Greece', 2),</text:p>
      <text:p text:style-name="Standard">(5, 'USA', 3);</text:p>
      <text:p text:style-name="Standard"/>
      <text:p text:style-name="Standard">INSERT INTO Sales (SaleID, ProductID, CountryID, SalesDate, Quantity, UnitPrice) VALUES</text:p>
      <text:p text:style-name="Standard">(1, 101, 1, '2025-05-01', 10, 120.00),</text:p>
      <text:p text:style-name="Standard">(2, 102, 2, '2025-05-02', 5, 140.00),</text:p>
      <text:p text:style-name="Standard">(3, 201, 3, '2025-05-05', 20, 25.00),</text:p>
      <text:soft-page-break/>
      <text:p text:style-name="Standard">(4, 202, 4, '2025-05-07', 15, 25.00),</text:p>
      <text:p text:style-name="Standard">(5, 301, 5, '2025-05-10', 30, 18.50);</text:p>
      <text:p text:style-name="Standard"/>
      <text:p text:style-name="P16">#Task 4.1</text:p>
      <text:p text:style-name="P17">#Verificare che i campi definiti come PK siano univoci.</text:p>
      <text:p text:style-name="P18">#In altre parole, scrivi una query per determinare l’univocità dei valori di ciascuna PK (una query per tabella implementata).</text:p>
      <text:p text:style-name="P19"/>
      <text:p text:style-name="P20">SELECT<text:s/>ProductID, COUNT(*) AS Cnt<text:tab/>#ho selezionato tutti i prodotti, chiedendo di contare il numero di volte in cui ciascun prodotto compare nella tabella.</text:p>
      <text:p text:style-name="P21">FROM<text:s/>Product</text:p>
      <text:p text:style-name="P22">GROUP BY ProductID<text:tab/><text:tab/><text:tab/>#ho raggruppato tutti i prodotti con lo stesso ID</text:p>
      <text:p text:style-name="P23">HAVING COUNT(*) &gt; 1;<text:tab/><text:tab/><text:tab/></text:p>
      <text:p text:style-name="P24">#ho operato un filtro che richiede di riportarmi tutti i gruppi che compaiono più di una volta.<text:s/>Se ciò avviene, significa che la PK non è unica. <text:s/></text:p>
      <text:p text:style-name="P25"/>
      <text:p text:style-name="Standard"><text:span text:style-name="T26">#Task 4.2</text:span><text:span text:style-name="T27"><text:tab/></text:span></text:p>
      <text:p text:style-name="P28">#Esporre l’elenco delle transazioni indicando nel result set il codice documento, la data, il nome del prodotto, la categoria del prodotto,</text:p>
      <text:p text:style-name="P29">#il nome dello stato, il nome della regione di vendita e un campo booleano valorizzato in base alla condizione che siano passati più di 180 giorni</text:p>
      <text:p text:style-name="P30">#dalla data vendita o meno (&gt;180 -&gt; True, &lt;= 180 -&gt; False)</text:p>
      <text:p text:style-name="P31">#per ottenere nel resultset tutti i dati richiesti dobbiamo fare una<text:s/>JOIN<text:s/>delle tabelle sales, product, category, country, region. Aggiungo nella<text:s/>SELECT<text:s/>i vari campi richiesti.</text:p>
      <text:p text:style-name="P32">SELECT<text:s/>s.SaleID, s.SalesDate, p.ProductName</text:p>
      <text:p text:style-name="Standard">FROM<text:s/>Sales s</text:p>
      <text:p text:style-name="Standard">JOIN<text:s/>Product p ON s.ProductID = p.ProductID;</text:p>
      <text:p text:style-name="Standard">SELECT<text:s/>s.SaleID, s.SalesDate, p.ProductName, c.CategoryName</text:p>
      <text:soft-page-break/>
      <text:p text:style-name="Standard">FROM<text:s/>Sales s</text:p>
      <text:p text:style-name="Standard">JOIN<text:s/>Product p ON s.ProductID = p.ProductID</text:p>
      <text:p text:style-name="Standard">JOIN<text:s/>Category c ON p.CategoryID = c.CategoryID;</text:p>
      <text:p text:style-name="Standard">SELECT<text:s/>s.SaleID, s.SalesDate, p.ProductName, c.CategoryName,</text:p>
      <text:p text:style-name="Standard"><text:s text:c="7"/>co.CountryName, r.RegionName</text:p>
      <text:p text:style-name="Standard">FROM<text:s/>Sales s</text:p>
      <text:p text:style-name="Standard">JOIN<text:s/>Product p ON s.ProductID = p.ProductID</text:p>
      <text:p text:style-name="Standard">JOIN<text:s/>Category c ON p.CategoryID = c.CategoryID</text:p>
      <text:p text:style-name="Standard">JOIN<text:s/>Country co ON s.CountryID = co.CountryID</text:p>
      <text:p text:style-name="Standard">JOIN<text:s/>Region r ON co.RegionID = r.RegionID;</text:p>
      <text:p text:style-name="Standard"/>
      <text:p text:style-name="P33">#ora che ho tutti i dati, procedo con l'inserimento di un datediff per calcolare il tempo trascorso per la vendita. Il tutto si innesta sulla tabella denormalizzata<text:s/>ottenuta con la query precedente, che diventa qui subquery. <text:s text:c="2"/></text:p>
      <text:p text:style-name="P34"/>
      <text:p text:style-name="Standard">SELECT</text:p>
      <text:p text:style-name="Standard"><text:s text:c="2"/>s.SaleID,</text:p>
      <text:p text:style-name="Standard"><text:s text:c="2"/>s.SalesDate,</text:p>
      <text:p text:style-name="Standard"><text:s text:c="2"/>p.ProductName,</text:p>
      <text:p text:style-name="Standard"><text:s text:c="2"/>c.CategoryName,</text:p>
      <text:p text:style-name="Standard"><text:s text:c="2"/>co.CountryName,</text:p>
      <text:p text:style-name="Standard"><text:s text:c="2"/>r.RegionName,</text:p>
      <text:p text:style-name="Standard"><text:s text:c="2"/>IF(DATEDIFF(CURDATE(), s.SalesDate) &gt; 180, 'TRUE', 'FALSE') AS IsOlderThan180Days</text:p>
      <text:p text:style-name="Standard">FROM<text:s/>Sales s</text:p>
      <text:p text:style-name="Standard">JOIN<text:s/>Product p ON s.ProductID = p.ProductID</text:p>
      <text:p text:style-name="Standard">JOIN<text:s/>Category c ON p.CategoryID = c.CategoryID</text:p>
      <text:p text:style-name="Standard">JOIN<text:s/>Country co ON s.CountryID = co.CountryID</text:p>
      <text:soft-page-break/>
      <text:p text:style-name="Standard">JOIN<text:s/>Region r ON co.RegionID = r.RegionID;</text:p>
      <text:p text:style-name="P35"/>
      <text:p text:style-name="P36">#Task 4.3</text:p>
      <text:p text:style-name="P37">#Esporre l’elenco dei prodotti che hanno venduto, in totale, una quantità maggiore della media delle vendite realizzate nell’ultimo anno censito.</text:p>
      <text:p text:style-name="P38">#(ogni valore della condizione deve risultare da una query e non deve essere inserito a mano).</text:p>
      <text:p text:style-name="P39">#Nel result set devono comparire solo il codice prodotto e il totale venduto.</text:p>
      <text:p text:style-name="P40"/>
      <text:p text:style-name="P41">SELECT<text:s/>MAX(YEAR(SalesDate)) as LatestYear<text:s/>FROM<text:s/>Sales;<text:tab/><text:tab/>#individuo l'ultimo anno censito di vendite che inserirò come subquery.</text:p>
      <text:p text:style-name="P42"/>
      <text:p text:style-name="P43">SELECT<text:s/>ProductID, SUM(Quantity) AS TotalQuantity<text:tab/><text:tab/><text:tab/>#raggruppo i prodotti della stessa tipologia e sommo le loro quantità vendute nel 2025,</text:p>
      <text:p text:style-name="Standard">FROM<text:s/>Sales</text:p>
      <text:p text:style-name="Standard">where YEAR (SalesDate)=(SELECT<text:s/>MAX(YEAR(SalesDate)) as LatestYear<text:s/>FROM<text:s/>Sales)</text:p>
      <text:p text:style-name="P44">GROUP BY ProductID;</text:p>
      <text:p text:style-name="P45"/>
      <text:p text:style-name="P46">SELECT<text:s/>AVG(Quantity)<text:tab/><text:tab/><text:tab/><text:tab/><text:tab/><text:tab/><text:tab/><text:tab/><text:tab/><text:tab/>#individuo la quantità media di prodotti venduti nel 2025</text:p>
      <text:p text:style-name="Standard">FROM<text:s/>sales</text:p>
      <text:p text:style-name="Standard">where YEAR(SalesDate) = (SELECT<text:s/>MAX(YEAR(SalesDate)) as LatestYear<text:s/>FROM<text:s/>Sales);</text:p>
      <text:p text:style-name="Standard"/>
      <text:p text:style-name="Standard">SELECT<text:s/>ProductID, SUM(Quantity) AS TotalQuantity</text:p>
      <text:p text:style-name="Standard">FROM<text:s/>Sales</text:p>
      <text:p text:style-name="Standard">where YEAR (SalesDate)=(SELECT<text:s/>MAX(YEAR(SalesDate)) as LatestYear<text:s/>FROM<text:s/>Sales)</text:p>
      <text:p text:style-name="Standard">GROUP BY ProductID</text:p>
      <text:soft-page-break/>
      <text:p text:style-name="Standard">HAVING SUM(Quantity)&gt;(SELECT<text:s/>AVG(Quantity)<text:tab/><text:tab/><text:tab/><text:tab/><text:tab/><text:tab/><text:tab/><text:tab/><text:tab/></text:p>
      <text:p text:style-name="Standard">FROM<text:s/>sales</text:p>
      <text:p text:style-name="Standard">where YEAR(SalesDate) = (SELECT<text:s/>MAX(YEAR(SalesDate)) as LatestYear<text:s/>FROM<text:s/>Sales));</text:p>
      <text:p text:style-name="Standard"/>
      <text:p text:style-name="P47">#Task 4.4</text:p>
      <text:p text:style-name="P48">#Esporre l’elenco dei soli prodotti venduti e per ognuno di questi il fatturato totale per anno.</text:p>
      <text:p text:style-name="P49">SELECT<text:s/>*<text:tab/><text:tab/><text:tab/>#individuo i prodotti venduti almeno una volta.</text:p>
      <text:p text:style-name="Standard">FROM<text:s/>sales</text:p>
      <text:p text:style-name="Standard">where Quantity&gt;0;</text:p>
      <text:p text:style-name="Standard"/>
      <text:p text:style-name="Standard">SELECT<text:tab/><text:tab/><text:tab/><text:tab/><text:s/><text:tab/><text:tab/></text:p>
      <text:p text:style-name="Standard"><text:s text:c="2"/>SaleID,</text:p>
      <text:p text:style-name="Standard"><text:s text:c="2"/>ProductID,</text:p>
      <text:p text:style-name="Standard"><text:s text:c="2"/>YEAR(SalesDate) AS SalesYear,</text:p>
      <text:p text:style-name="Standard"><text:s text:c="2"/><text:span text:style-name="T50">Quantity,</text:span></text:p>
      <text:p text:style-name="P51"><text:s text:c="2"/>UnitPrice</text:p>
      <text:p text:style-name="P52">FROM<text:s/>Sales;</text:p>
      <text:p text:style-name="P53"/>
      <text:p text:style-name="P54">SELECT<text:tab/><text:tab/>#seleziono i dati in modo da avere una colonna con il solo anno e il fatturato totale per ogni prodotto.</text:p>
      <text:p text:style-name="Standard"><text:span text:style-name="T55"><text:s text:c="2"/></text:span>ProductID,</text:p>
      <text:p text:style-name="Standard"><text:s text:c="2"/>YEAR(SalesDate) AS SalesYear, (Quantity * UnitPrice) AS TotalRevenue</text:p>
      <text:p text:style-name="P56">FROM<text:s/>Sales;</text:p>
      <text:p text:style-name="P57"/>
      <text:soft-page-break/>
      <text:p text:style-name="P58">#ora combino le query precedenti (=subquery) per ottenere l’elenco dei soli prodotti venduti e per ognuno di questi il fatturato totale per anno.</text:p>
      <text:p text:style-name="P59"/>
      <text:p text:style-name="Standard">SELECT</text:p>
      <text:p text:style-name="Standard"><text:s text:c="4"/>ProductID,</text:p>
      <text:p text:style-name="Standard"><text:s text:c="4"/>YEAR(SalesDate) AS SalesYear,</text:p>
      <text:p text:style-name="Standard"><text:s text:c="4"/>SUM(Quantity) AS TotalSold,</text:p>
      <text:p text:style-name="Standard"><text:s text:c="4"/>SUM(Quantity * UnitPrice) AS TotalRevenue</text:p>
      <text:p text:style-name="Standard">FROM</text:p>
      <text:p text:style-name="Standard"><text:s text:c="4"/>Sales</text:p>
      <text:p text:style-name="Standard">GROUP BY ProductID , YEAR(SalesDate)</text:p>
      <text:p text:style-name="Standard">ORDER BY SalesYear , ProductID;</text:p>
      <text:p text:style-name="Standard"/>
      <text:p text:style-name="Standard"><text:span text:style-name="T60">#Task 4.5</text:span></text:p>
      <text:p text:style-name="P61">#Esporre il fatturato totale per stato per anno. Ordina il risultato per data e per fatturato decrescente.</text:p>
      <text:p text:style-name="P62">SELECT</text:p>
      <text:p text:style-name="P63"><text:s text:c="4"/>SUM(quantity * UnitPrice) AS TotaleFatturato, #individuo il fatturato totale con un campo calcolato e poi raggruppo per Anno e ordino per Anno e fatturato totale in ordine decrescente</text:p>
      <text:p text:style-name="Standard"><text:span text:style-name="T64"><text:s text:c="4"/></text:span>YEAR(SalesDate),</text:p>
      <text:p text:style-name="Standard"><text:s text:c="4"/>CountryID</text:p>
      <text:p text:style-name="Standard">FROM</text:p>
      <text:p text:style-name="Standard"><text:s text:c="4"/>Sales</text:p>
      <text:p text:style-name="Standard">GROUP BY YEAR(SalesDate) , CountryID</text:p>
      <text:p text:style-name="Standard">ORDER BY YEAR(SalesDate) ASC , (SUM(quantity * UnitPrice)) DESC;</text:p>
      <text:p text:style-name="Standard"/>
      <text:soft-page-break/>
      <text:p text:style-name="Standard"><text:span text:style-name="T65">#Task 4.6</text:span></text:p>
      <text:p text:style-name="P66">#Qual è la categoria di articoli maggiormente richiesta dal mercato?</text:p>
      <text:p text:style-name="P67">#mi servono due tabelle: sales e product. Faccio una<text:s/>JOIN<text:s/>per unirle. (Ho trovato la PK-FK con reverse engineering). <text:s/></text:p>
      <text:p text:style-name="P68">#in questo modo individuo quante unità sono state vendute per ciascuna categoria.</text:p>
      <text:p text:style-name="Standard">SELECT</text:p>
      <text:p text:style-name="Standard"><text:s text:c="2"/>cat.CategoryName,</text:p>
      <text:p text:style-name="Standard"><text:s text:c="2"/>SUM(s.Quantity) AS TotaleVenduto</text:p>
      <text:p text:style-name="Standard">FROM<text:s/>Sales s</text:p>
      <text:p text:style-name="Standard">JOIN<text:s/>Product p ON s.ProductID = p.ProductID</text:p>
      <text:p text:style-name="Standard">JOIN<text:s/>Category cat ON p.CategoryID = cat.CategoryID</text:p>
      <text:p text:style-name="P69">GROUP BY cat.CategoryName;</text:p>
      <text:p text:style-name="P70"/>
      <text:p text:style-name="P71">#la query di sopra diventa una subquery, poi raggruppo e ordino. Infine limito a 1 per individuare la categoria più richiesta/venduta.</text:p>
      <text:p text:style-name="Standard">SELECT</text:p>
      <text:p text:style-name="Standard"><text:s text:c="2"/>CategoryName,</text:p>
      <text:p text:style-name="Standard"><text:s text:c="2"/>TotaleVenduto</text:p>
      <text:p text:style-name="Standard">FROM<text:s/>(</text:p>
      <text:p text:style-name="Standard"><text:s text:c="2"/>SELECT</text:p>
      <text:p text:style-name="Standard"><text:s text:c="4"/>cat.CategoryName,</text:p>
      <text:p text:style-name="Standard"><text:s text:c="4"/>SUM(s.Quantity) AS TotaleVenduto</text:p>
      <text:p text:style-name="Standard"><text:s text:c="2"/>FROM<text:s/>Sales s</text:p>
      <text:p text:style-name="Standard"><text:s text:c="2"/>JOIN<text:s/>Product p ON s.ProductID = p.ProductID</text:p>
      <text:p text:style-name="Standard"><text:s text:c="2"/>JOIN<text:s/>Category cat ON p.CategoryID = cat.CategoryID</text:p>
      <text:p text:style-name="Standard"><text:s text:c="2"/>GROUP BY cat.CategoryName</text:p>
      <text:soft-page-break/>
      <text:p text:style-name="Standard">) AS CategoriaVendite</text:p>
      <text:p text:style-name="Standard">ORDER BY TotaleVenduto DESC</text:p>
      <text:p text:style-name="Standard">LIMIT 1;</text:p>
      <text:p text:style-name="Standard"/>
      <text:p text:style-name="P72">#Task 4.7<text:s/></text:p>
      <text:p text:style-name="P73">#Rispondere alla seguente domanda: quali sono i prodotti invenduti? Proponi due approcci risolutivi differenti.</text:p>
      <text:p text:style-name="P74">#il primo metodo è operare una left<text:s/>JOIN<text:s/>tra Product e Sales. <text:s/>Se compare un NULL in SaleID (lo vedo facendo un filto), significa che quel prodotto non è stato venduto.</text:p>
      <text:p text:style-name="Standard">SELECT<text:s/>*</text:p>
      <text:p text:style-name="Standard">FROM<text:s/>product P</text:p>
      <text:p text:style-name="Standard">left<text:s/>JOIN<text:s/>sales S ON P.ProductID=S.ProductID</text:p>
      <text:p text:style-name="Standard">WHERE s.SaleID IS NULL;</text:p>
      <text:p text:style-name="Standard"/>
      <text:p text:style-name="P75">#il secondo metodo prevede invece l'uso di una subquery e di un NOT IN che mi permette di filtrare i prodotti non venduti.</text:p>
      <text:p text:style-name="P76">SELECT<text:s/>ProductID<text:tab/><text:tab/><text:tab/><text:tab/><text:tab/>#individuo nella tabella "sales" i prodotti (productID) che sono stati venduti</text:p>
      <text:p text:style-name="P77">FROM<text:s/>sales;</text:p>
      <text:p text:style-name="P78"/>
      <text:p text:style-name="P79">SELECT<text:s/>ProductID, ProductName<text:tab/><text:tab/>#tra tutti i prodotti nella tabella prodotti cerco quelli invenduti, ossia quelli che NON rientrano nella query precedente (che qui diventa subquery) <text:s/></text:p>
      <text:p text:style-name="Standard">FROM<text:s/>product</text:p>
      <text:p text:style-name="Standard">where ProductID NOT IN (SELECT<text:s/>ProductID</text:p>
      <text:p text:style-name="P80">FROM<text:s/>sales);</text:p>
      <text:p text:style-name="P81"/>
      <text:p text:style-name="Standard"><text:span text:style-name="T82">#Task 4.8</text:span><text:span text:style-name="T83"><text:tab/></text:span></text:p>
      <text:soft-page-break/>
      <text:p text:style-name="P84">#Creare una vista sui prodotti in modo tale da esporre una “versione denormalizzata” delle informazioni utili (codice prodotto, nome prodotto, nome categoria)</text:p>
      <text:p text:style-name="P85">#per una vista che coinvolge le 3 informazioni richieste, bisogna prima fare una<text:s/>JOIN.</text:p>
      <text:p text:style-name="Standard">SELECT</text:p>
      <text:p text:style-name="Standard"><text:s text:c="4"/>p.ProductID,</text:p>
      <text:p text:style-name="Standard"><text:s text:c="4"/>p.ProductName,</text:p>
      <text:p text:style-name="Standard"><text:s text:c="4"/>c.CategoryName</text:p>
      <text:p text:style-name="Standard">FROM</text:p>
      <text:p text:style-name="Standard"><text:s text:c="4"/>Product p</text:p>
      <text:p text:style-name="Standard">JOIN</text:p>
      <text:p text:style-name="Standard"><text:s text:c="4"/>Category c ON p.CategoryID = c.CategoryID;</text:p>
      <text:p text:style-name="Standard"/>
      <text:p text:style-name="P86">#ora che abbiamo tutti i dati in un'unica tabella denormalizzata, possiamo procedere con la creazione della vista.</text:p>
      <text:p text:style-name="Standard">Create View vw_ProductDetails as</text:p>
      <text:p text:style-name="Standard">SELECT</text:p>
      <text:p text:style-name="Standard"><text:s text:c="4"/>p.ProductID,</text:p>
      <text:p text:style-name="Standard"><text:s text:c="4"/>p.ProductName,</text:p>
      <text:p text:style-name="Standard"><text:s text:c="4"/>c.CategoryName</text:p>
      <text:p text:style-name="Standard">FROM</text:p>
      <text:p text:style-name="Standard"><text:s text:c="4"/>Product p</text:p>
      <text:p text:style-name="Standard">JOIN</text:p>
      <text:p text:style-name="Standard"><text:s text:c="4"/>Category c ON p.CategoryID = c.CategoryID;</text:p>
      <text:p text:style-name="P87">#ora verifichiamo se funziona</text:p>
      <text:p text:style-name="P88">SELECT*</text:p>
      <text:p text:style-name="P89">FROM<text:s/>vw_ProductDetails;</text:p>
      <text:p text:style-name="P90"/>
      <text:soft-page-break/>
      <text:p text:style-name="Standard"><text:span text:style-name="T91">#Task 4.9</text:span><text:span text:style-name="T92"><text:s/></text:span></text:p>
      <text:p text:style-name="P93">#Creare una vista per le informazioni geografiche</text:p>
      <text:p text:style-name="P94"/>
      <text:p text:style-name="P95">#anche in questo caso dobbiamo fare una<text:s/>JOIN<text:s/>per ottenere una tabella denormalizzata che comprenda i dati necessari per risolvere il quesito.</text:p>
      <text:p text:style-name="Standard">SELECT</text:p>
      <text:p text:style-name="Standard"><text:s text:c="4"/>c.CountryID,</text:p>
      <text:p text:style-name="Standard"><text:s text:c="4"/>c.CountryName,</text:p>
      <text:p text:style-name="Standard"><text:s text:c="4"/>r.RegionName</text:p>
      <text:p text:style-name="Standard">FROM</text:p>
      <text:p text:style-name="Standard"><text:s text:c="4"/>Country c</text:p>
      <text:p text:style-name="Standard">JOIN</text:p>
      <text:p text:style-name="Standard"><text:s text:c="4"/><text:span text:style-name="T96">Region r ON c.RegionID = r.RegionID;</text:span></text:p>
      <text:p text:style-name="P97">#ora che ho tutte le informazioni denormalizzate, procedo con la view.</text:p>
      <text:p text:style-name="Standard">CREATE VIEW vw_Geography AS</text:p>
      <text:p text:style-name="Standard">SELECT</text:p>
      <text:p text:style-name="Standard"><text:s text:c="4"/>c.CountryID,</text:p>
      <text:p text:style-name="Standard"><text:s text:c="4"/>c.CountryName,</text:p>
      <text:p text:style-name="Standard"><text:s text:c="4"/>r.RegionName</text:p>
      <text:p text:style-name="Standard">FROM</text:p>
      <text:p text:style-name="Standard"><text:s text:c="4"/>Country c</text:p>
      <text:p text:style-name="Standard">JOIN</text:p>
      <text:p text:style-name="Standard"><text:s text:c="4"/>Region r ON c.RegionID = r.RegionID;</text:p>
      <text:p text:style-name="Standard"/>
      <text:p text:style-name="P98">#verifichiamo che la view funzioni</text:p>
      <text:p text:style-name="P99">SELECT<text:s/>*</text:p>
      <text:soft-page-break/>
      <text:p text:style-name="Standard">FROM<text:s/>vw_Geography;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keep-with-next="always" fo:keep-together="always" fo:margin-top="0.25in" fo:margin-bottom="0.0555in"/>
      <style:text-properties style:font-name="Aptos Display" fo:color="#0F4761" fo:font-size="20pt" style:font-size-asian="20pt" style:font-size-complex="20pt" fo:hyphenate="false"/>
    </style:style>
    <style:style style:name="Heading2" style:display-name="Heading 2" style:family="paragraph" style:parent-style-name="Standard" style:next-style-name="Textbody" style:default-outline-level="2">
      <style:paragraph-properties fo:keep-with-next="always" fo:keep-together="always" fo:margin-top="0.1111in" fo:margin-bottom="0.0555in"/>
      <style:text-properties style:font-name="Aptos Display" fo:color="#0F4761" fo:font-size="16pt" style:font-size-asian="16pt" style:font-size-complex="16pt" fo:hyphenate="false"/>
    </style:style>
    <style:style style:name="Heading3" style:display-name="Heading 3" style:family="paragraph" style:parent-style-name="Standard" style:next-style-name="Textbody" style:default-outline-level="3">
      <style:paragraph-properties fo:keep-with-next="always" fo:keep-together="always" fo:margin-top="0.1111in" fo:margin-bottom="0.0555in"/>
      <style:text-properties fo:color="#0F4761" fo:font-size="14pt" style:font-size-asian="14pt" style:font-size-complex="14pt" fo:hyphenate="false"/>
    </style:style>
    <style:style style:name="Heading4" style:display-name="Heading 4" style:family="paragraph" style:parent-style-name="Standard" style:next-style-name="Textbody" style:default-outline-level="4">
      <style:paragraph-properties fo:keep-with-next="always" fo:keep-together="always" fo:margin-top="0.0555in" fo:margin-bottom="0.0277in"/>
      <style:text-properties fo:font-style="italic" style:font-style-asian="italic" style:font-style-complex="italic" fo:color="#0F4761" fo:hyphenate="false"/>
    </style:style>
    <style:style style:name="Heading5" style:display-name="Heading 5" style:family="paragraph" style:parent-style-name="Standard" style:next-style-name="Textbody" style:default-outline-level="5">
      <style:paragraph-properties fo:keep-with-next="always" fo:keep-together="always" fo:margin-top="0.0555in" fo:margin-bottom="0.0277in"/>
      <style:text-properties fo:color="#0F4761" fo:hyphenate="false"/>
    </style:style>
    <style:style style:name="Heading6" style:display-name="Heading 6" style:family="paragraph" style:parent-style-name="Standard" style:next-style-name="Textbody" style:default-outline-level="6">
      <style:paragraph-properties fo:keep-with-next="always" fo:keep-together="always" fo:margin-top="0.0277in" fo:margin-bottom="0in"/>
      <style:text-properties fo:font-style="italic" style:font-style-asian="italic" style:font-style-complex="italic" fo:color="#595959" fo:hyphenate="false"/>
    </style:style>
    <style:style style:name="Heading7" style:display-name="Heading 7" style:family="paragraph" style:parent-style-name="Standard" style:next-style-name="Textbody" style:default-outline-level="7">
      <style:paragraph-properties fo:keep-with-next="always" fo:keep-together="always" fo:margin-top="0.0277in" fo:margin-bottom="0in"/>
      <style:text-properties fo:color="#595959" fo:hyphenate="false"/>
    </style:style>
    <style:style style:name="Heading8" style:display-name="Heading 8" style:family="paragraph" style:parent-style-name="Standard" style:next-style-name="Textbody" style:default-outline-level="8">
      <style:paragraph-properties fo:keep-with-next="always" fo:keep-together="always" fo:margin-bottom="0in"/>
      <style:text-properties fo:font-style="italic" style:font-style-asian="italic" style:font-style-complex="italic" fo:color="#272727" fo:hyphenate="false"/>
    </style:style>
    <style:style style:name="Heading9" style:display-name="Heading 9" style:family="paragraph" style:parent-style-name="Standard" style:next-style-name="Textbody" style:default-outline-level="9">
      <style:paragraph-properties fo:keep-with-next="always" fo:keep-together="always" fo:margin-bottom="0in"/>
      <style:text-properties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itle" style:display-name="Title" style:family="paragraph" style:parent-style-name="Standard" style:next-style-name="Subtitle">
      <style:paragraph-properties fo:margin-bottom="0.0555in" fo:line-height="100%"/>
      <style:text-properties style:font-name="Aptos Display" fo:font-weight="bold" style:font-weight-asian="bold" style:font-weight-complex="bold" fo:letter-spacing="-0.0069in" fo:font-size="28pt" style:font-size-asian="28pt" style:font-size-complex="28pt" fo:hyphenate="false"/>
    </style:style>
    <style:style style:name="Subtitle" style:display-name="Subtitle" style:family="paragraph" style:parent-style-name="Standard" style:next-style-name="Textbody">
      <style:text-properties fo:font-style="italic" style:font-style-asian="italic" style:font-style-complex="italic" fo:color="#595959" fo:letter-spacing="0.0104in" fo:font-size="14pt" style:font-size-asian="14pt" style:font-size-complex="14pt" fo:hyphenate="false"/>
    </style:style>
    <style:style style:name="Quote" style:display-name="Quote" style:family="paragraph" style:paren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IntenseQuote" style:display-name="Intense Quote" style:family="paragraph" style:paren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Heading1Char" style:display-name="Heading 1 Char" style:family="text" style:parent-style-name="DefaultParagraphFont">
      <style:text-properties style:font-name="Aptos Display" style:font-name-complex="F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complex="F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complex="F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complex="F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complex="F" fo:color="#0F4761"/>
    </style:style>
    <style:style style:name="Heading6Char" style:display-name="Heading 6 Char" style:family="text" style:parent-style-name="DefaultParagraphFont">
      <style:text-properties style:font-name-complex="F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complex="F" fo:color="#595959"/>
    </style:style>
    <style:style style:name="Heading8Char" style:display-name="Heading 8 Char" style:family="text" style:parent-style-name="DefaultParagraphFont">
      <style:text-properties style:font-name-complex="F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complex="F" fo:color="#272727"/>
    </style:style>
    <style:style style:name="TitleChar" style:display-name="Title Char" style:family="text" style:parent-style-name="DefaultParagraphFont">
      <style:text-properties style:font-name="Aptos Display" style:font-name-complex="F" fo:letter-spacing="-0.0069in" style:letter-kerning="true" fo:font-size="28pt" style:font-size-asian="28pt" style:font-size-complex="28pt"/>
    </style:style>
    <style:style style:name="SubtitleChar" style:display-name="Subtitle Char" style:family="text" style:parent-style-name="DefaultParagraphFont">
      <style:text-properties style:font-name-complex="F" fo:color="#595959" fo:letter-spacing="0.0104in" fo:font-size="14pt" style:font-size-asian="14pt" style:font-size-complex="14pt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Luca Luca</meta:initial-creator>
    <dc:creator>Luca Luca</dc:creator>
    <meta:creation-date>2025-06-16T10:25:00Z</meta:creation-date>
    <dc:date>2025-06-16T10:31:00Z</dc:date>
    <meta:template xlink:href="Normal" xlink:type="simple"/>
    <meta:editing-cycles>4</meta:editing-cycles>
    <meta:editing-duration>PT3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3" meta:paragraph-count="19" meta:word-count="1490" meta:character-count="9968" meta:row-count="70" meta:non-whitespace-character-count="8497"/>
  </office:meta>
</office:document-meta>
</file>